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pport_5f_code">
      <style:text-properties fo:language="fr" fo:country="FR" officeooo:paragraph-rsid="00018630"/>
    </style:style>
    <style:style style:name="P2" style:family="paragraph" style:parent-style-name="support_5f_code">
      <style:text-properties officeooo:paragraph-rsid="00018630"/>
    </style:style>
    <style:style style:name="P3" style:family="paragraph" style:parent-style-name="support_5f_texte">
      <style:text-properties fo:language="fr" fo:country="FR" fo:font-weight="bold" officeooo:paragraph-rsid="00018630" style:font-weight-asian="bold" style:font-weight-complex="bold"/>
    </style:style>
    <style:style style:name="P4" style:family="paragraph" style:parent-style-name="support_5f_texte">
      <style:text-properties fo:language="fr" fo:country="FR" officeooo:rsid="00282371" officeooo:paragraph-rsid="00018630"/>
    </style:style>
    <style:style style:name="P5" style:family="paragraph" style:parent-style-name="support_5f_texte">
      <style:text-properties fo:language="fr" fo:country="FR" officeooo:paragraph-rsid="00018630"/>
    </style:style>
    <style:style style:name="P6" style:family="paragraph" style:parent-style-name="support_5f_texte">
      <style:paragraph-properties fo:break-before="page"/>
      <style:text-properties fo:language="fr" fo:country="FR" officeooo:paragraph-rsid="00018630"/>
    </style:style>
    <style:style style:name="P7" style:family="paragraph" style:parent-style-name="Heading_20_2">
      <style:text-properties fo:language="fr" fo:country="FR" officeooo:paragraph-rsid="00018630"/>
    </style:style>
    <style:style style:name="P8" style:family="paragraph" style:parent-style-name="Standard">
      <style:text-properties fo:language="fr" fo:country="FR"/>
    </style:style>
    <style:style style:name="T1" style:family="text">
      <style:text-properties officeooo:rsid="0025f6ff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85f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h text:style-name="P7" text:outline-level="2"><text:bookmark-start text:name="__RefHeading__18054_320015457"/>- SELECT<text:bookmark-end text:name="__RefHeading__18054_320015457"/></text:h>
      <text:p text:style-name="P5"/>
      <text:p text:style-name="P3">## Liste des clients</text:p>
      <text:p text:style-name="P5"/>
      <text:p text:style-name="P1">SELECT * FROM clients c;</text:p>
      <text:p text:style-name="P5"/>
      <text:p text:style-name="P5"/>
      <text:p text:style-name="P3">## Les clients du XI<text:span text:style-name="T1">I</text:span><text:span text:style-name="T2">ème</text:span> arrondissement de Paris.</text:p>
      <text:p text:style-name="P5"/>
      <text:p text:style-name="P1">SELECT *</text:p>
      <text:p text:style-name="P1">FROM clients</text:p>
      <text:p text:style-name="P1">WHERE cp = '7501<text:span text:style-name="T1">2</text:span>';</text:p>
      <text:p text:style-name="P5"/>
      <text:p text:style-name="P5"/>
      <text:p text:style-name="P3">## Clients parisiens</text:p>
      <text:p text:style-name="P5"/>
      <text:p text:style-name="P1">SELECT * </text:p>
      <text:p text:style-name="P1">FROM clients c</text:p>
      <text:p text:style-name="P1">WHERE CP LIKE '75%';</text:p>
      <text:p text:style-name="P5"/>
      <text:p text:style-name="P6"/>
      <text:p text:style-name="P3">## Les clients nés en 1985</text:p>
      <text:p text:style-name="P5"/>
      <text:p text:style-name="P1">SELECT * </text:p>
      <text:p text:style-name="P1">FROM clients</text:p>
      <text:p text:style-name="P1">WHERE <text:span text:style-name="T3">YEAR</text:span>(date_naissance) = 1985;</text:p>
      <text:p text:style-name="P5"/>
      <text:p text:style-name="P5"># ou mais bof!</text:p>
      <text:p text:style-name="P5"/>
      <text:p text:style-name="P1">SELECT *</text:p>
      <text:p text:style-name="P1">FROM clients</text:p>
      <text:p text:style-name="P1">WHERE LEFT(date_naissance, 4) = '1985';</text:p>
      <text:p text:style-name="P5"/>
      <text:p text:style-name="P5"># ou (mais c'est limite … il y a un warning!)</text:p>
      <text:p text:style-name="P5"/>
      <text:p text:style-name="P1">SELECT *</text:p>
      <text:p text:style-name="P1">FROM clients</text:p>
      <text:p text:style-name="P1">WHERE date_naissance LIKE '1985%';</text:p>
      <text:p text:style-name="P5"/>
      <text:p text:style-name="P5"># ou</text:p>
      <text:p text:style-name="P5"/>
      <text:p text:style-name="P1">SELECT *</text:p>
      <text:p text:style-name="P1">FROM clients</text:p>
      <text:p text:style-name="P1">WHERE date_naissance &gt;= '1985-01-01' AND date_naissance &lt;= '1985-12-31';</text:p>
      <text:p text:style-name="P5"/>
      <text:p text:style-name="P5"/>
      <text:p text:style-name="P3">## Affichage long des dates de commande en français</text:p>
      <text:p text:style-name="P5"/>
      <text:p text:style-name="P1">SET lc_time_names = 'fr_FR';</text:p>
      <text:p text:style-name="P5"/>
      <text:p text:style-name="P1">SELECT date_cde, DATE_FORMAT(date_cde, '%W %d %M %Y') `Date en français`</text:p>
      <text:p text:style-name="P1">FROM cdes;</text:p>
      <text:p text:style-name="P5"/>
      <text:p text:style-name="P4">Ensuite repassez en anglais !!!</text:p>
      <text:p text:style-name="P4"/>
      <text:p text:style-name="P2">SET lc_time_names = 'en_<text:span text:style-name="T4">GB</text:span>';</text:p>
      <text:p text:style-name="P5"/>
      <text:p text:style-name="P5"/>
      <text:p text:style-name="P3">## L'âge des clients</text:p>
      <text:p text:style-name="P5"/>
      <text:p text:style-name="P1">SELECT nom, prenom, date_naissance, </text:p>
      <text:p text:style-name="P1"><text:span text:style-name="T3">CONCAT</text:span>(<text:span text:style-name="T3">YEAR</text:span>(<text:span text:style-name="T3">NOW</text:span>()) - <text:span text:style-name="T3">YEAR</text:span>(date_naissance), ' an(s)') `Age` </text:p>
      <text:p text:style-name="P1">FROM clients;</text:p>
      <text:p text:style-name="P5"/>
      <text:p text:style-name="P1">SELECT nom, prenom, date_naissance, </text:p>
      <text:p text:style-name="P1"><text:span text:style-name="T3">CONCAT</text:span>(<text:span text:style-name="T3">FLOOR</text:span>(<text:span text:style-name="T3">DATEDIFF</text:span>(NOW(), date_naissance) / 365), ' an(s)') `Age` </text:p>
      <text:p text:style-name="P1">FROM clients;</text:p>
      <text:p text:style-name="P5"/>
      <text:p text:style-name="P5"/>
      <text:p text:style-name="P3">## Date de facturation des commandes</text:p>
      <text:p text:style-name="P5"/>
      <text:p text:style-name="P5">## Note : les commandes sont facturées à 90 jours.</text:p>
      <text:p text:style-name="P5"/>
      <text:p text:style-name="P1">SELECT id_cde `Code`, date_cde `Date de la commande`, </text:p>
      <text:p text:style-name="P1"><text:span text:style-name="T3">DATE_ADD</text:span>(date_cde, <text:span text:style-name="T3">INTERVAL 90 DAY</text:span>) `Date de facturation` </text:p>
      <text:p text:style-name="P1">FROM cdes;</text:p>
      <text:p text:style-name="P5"/>
      <text:p text:style-name="P6"/>
      <text:p text:style-name="P3">## "Villes" de Paris</text:p>
      <text:p text:style-name="P5"/>
      <text:p text:style-name="P1">SELECT nom_ville `Ville` </text:p>
      <text:p text:style-name="P1">FROM villes </text:p>
      <text:p text:style-name="P1">WHERE cp LIKE '75%';</text:p>
      <text:p text:style-name="P5"/>
      <text:p text:style-name="P5"/>
      <text:p text:style-name="P5"/>
      <text:p text:style-name="P3">## Villes de la banlieue parisienne (IDF)</text:p>
      <text:p text:style-name="P5"/>
      <text:p text:style-name="P1">SELECT nom_ville `Ville` </text:p>
      <text:p text:style-name="P1">FROM villes </text:p>
      <text:p text:style-name="P1">WHERE cp LIKE '77%' </text:p>
      <text:p text:style-name="P1">OR cp LIKE '78%' </text:p>
      <text:p text:style-name="P1">OR cp LIKE '91%' </text:p>
      <text:p text:style-name="P1">OR cp LIKE '92%' </text:p>
      <text:p text:style-name="P1">OR cp LIKE '93%' </text:p>
      <text:p text:style-name="P1">OR cp LIKE '94%' </text:p>
      <text:p text:style-name="P1">OR cp LIKE '95%';</text:p>
      <text:p text:style-name="P5"/>
      <text:p text:style-name="P5">## Ou plus court</text:p>
      <text:p text:style-name="P5"/>
      <text:p text:style-name="P1">SELECT nom_ville `Ville` </text:p>
      <text:p text:style-name="P1">FROM villes </text:p>
      <text:p text:style-name="P1">WHERE LEFT(cp, 2) IN('77','78','91','92','93','94','95');</text:p>
      <text:p text:style-name="P5"/>
      <text:p text:style-name="P5"/>
      <text:p text:style-name="P5"/>
      <text:p text:style-name="P3">## Villes étrangères</text:p>
      <text:p text:style-name="P5"/>
      <text:p text:style-name="P1">SELECT nom_ville `Ville` </text:p>
      <text:p text:style-name="P1">FROM villes </text:p>
      <text:p text:style-name="P1">WHERE id_pays != '033';</text:p>
      <text:p text:style-name="P5"/>
      <text:p text:style-name="P5"/>
      <text:p text:style-name="P5"/>
      <text:p text:style-name="P3">## Villes de la province française (Ni parisienne, ni IDF, ni étrangères)</text:p>
      <text:p text:style-name="P5"/>
      <text:p text:style-name="P1">SELECT nom_ville `Ville`</text:p>
      <text:p text:style-name="P1">FROM villes</text:p>
      <text:p text:style-name="P1">WHERE id_pays = '033'</text:p>
      <text:p text:style-name="P1">AND cp NOT LIKE '75%'</text:p>
      <text:p text:style-name="P1">AND cp NOT LIKE '77%'</text:p>
      <text:p text:style-name="P1">AND cp NOT LIKE '78%'</text:p>
      <text:p text:style-name="P1">AND cp NOT LIKE '91%'</text:p>
      <text:p text:style-name="P1">AND cp NOT LIKE '92%'</text:p>
      <text:p text:style-name="P1">AND cp NOT LIKE '93%'</text:p>
      <text:p text:style-name="P1">AND cp NOT LIKE '94%'</text:p>
      <text:p text:style-name="P1">AND cp NOT LIKE '95%';</text:p>
      <text:p text:style-name="P5"/>
      <text:p text:style-name="P5">## Ou plus court</text:p>
      <text:p text:style-name="P5"/>
      <text:p text:style-name="P1">SELECT nom_ville `Ville`</text:p>
      <text:p text:style-name="P1">FROM villes</text:p>
      <text:p text:style-name="P1">WHERE id_pays = '033'</text:p>
      <text:p text:style-name="P1">AND LEFT(cp, 2) NOT IN('75','77','78','91','92','93','94','95');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pport_5f_texte" style:display-name="support_texte" style:family="paragraph" style:parent-style-name="Standard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left="1.016cm" fo:margin-right="0cm" fo:margin-top="0.423cm" fo:margin-bottom="0.106cm" loext:contextual-spacing="false" fo:text-indent="-1.016cm" style:auto-text-indent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99pt solid #808080" fo:border-right="none" fo:border-top="none" fo:border-bottom="non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1:21:09.155000000</meta:creation-date>
    <dc:date>2020-08-28T11:21:35.414000000</dc:date>
    <meta:editing-duration>PT26S</meta:editing-duration>
    <meta:editing-cycles>1</meta:editing-cycles>
    <meta:document-statistic meta:table-count="0" meta:image-count="0" meta:object-count="0" meta:page-count="3" meta:paragraph-count="84" meta:word-count="352" meta:character-count="2127" meta:non-whitespace-character-count="1837"/>
    <meta:generator>LibreOffice/6.2.4.2$Windows_X86_64 LibreOffice_project/2412653d852ce75f65fbfa83fb7e7b669a126d64</meta:generator>
  </office:meta>
</office:document-meta>
</file>